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left"/>
    </style:style>
    <style:style style:name="Tabla1.A" style:family="table-column">
      <style:table-column-properties style:column-width="2.096cm"/>
    </style:style>
    <style:style style:name="Tabla1.B" style:family="table-column">
      <style:table-column-properties style:column-width="3.124cm"/>
    </style:style>
    <style:style style:name="Tabla1.C" style:family="table-column">
      <style:table-column-properties style:column-width="1.845cm"/>
    </style:style>
    <style:style style:name="Tabla1.D" style:family="table-column">
      <style:table-column-properties style:column-width="2.459cm"/>
    </style:style>
    <style:style style:name="Tabla1.E" style:family="table-column">
      <style:table-column-properties style:column-width="1.693cm"/>
    </style:style>
    <style:style style:name="Tabla1.F" style:family="table-column">
      <style:table-column-properties style:column-width="2.999cm"/>
    </style:style>
    <style:style style:name="Tabla1.G" style:family="table-column">
      <style:table-column-properties style:column-width="2.783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font-size="18pt" style:font-size-asian="18pt" style:font-size-complex="18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Heading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ntent">
        <text:h text:style-name="P1" text:outline-level="1" text:is-list-header="true">Responsables<text:line-break/></text:h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header-rows>
            <table:table-row>
              <table:table-cell table:style-name="Tabla1.A1" office:value-type="string">
                <text:p text:style-name="P3"><text:bookmark text:name="sf_admin_list_th_nombre"/>Nombre</text:p>
              </table:table-cell>
              <table:table-cell table:style-name="Tabla1.A1" office:value-type="string">
                <text:p text:style-name="P3">Apellido</text:p>
              </table:table-cell>
              <table:table-cell table:style-name="Tabla1.A1" office:value-type="string">
                <text:p text:style-name="P3"><text:bookmark text:name="sf_admin_list_th_Sexo"/>Direccion</text:p>
              </table:table-cell>
              <table:table-cell table:style-name="Tabla1.A1" office:value-type="string">
                <text:p text:style-name="P3"><text:bookmark text:name="sf_admin_list_th_provincia"/>Ciudad</text:p>
              </table:table-cell>
              <table:table-cell table:style-name="Tabla1.A1" office:value-type="string">
                <text:p text:style-name="P3"><text:bookmark text:name="sf_admin_list_th_ciudad"/>cp</text:p>
              </table:table-cell>
              <table:table-cell table:style-name="Tabla1.A1" office:value-type="string">
                <text:p text:style-name="P3"><text:bookmark text:name="sf_admin_list_th_provincia2"/><text:bookmark text:name="sf_admin_list_th_provincia1"/>tel</text:p>
              </table:table-cell>
              <table:table-cell table:style-name="Tabla1.A1" office:value-type="string">
                <text:p text:style-name="P3">email</text:p>
              </table:table-cell>
            </table:table-row>
          </table:table-header-rows>
          <table:table-row>
            <table:table-cell table:style-name="Tabla1.A1" office:value-type="string">
              <text:p text:style-name="P2">[responsable.Nombre;block=table:table-row]</text:p>
            </table:table-cell>
            <table:table-cell table:style-name="Tabla1.A1" office:value-type="string">
              <text:p text:style-name="P2">[responsable.Apellido]</text:p>
            </table:table-cell>
            <table:table-cell table:style-name="Tabla1.A1" office:value-type="string">
              <text:p text:style-name="P2">[responsable.Direccion]</text:p>
            </table:table-cell>
            <table:table-cell table:style-name="Tabla1.A1" office:value-type="string">
              <text:p text:style-name="P2">[responsable.Ciudad]</text:p>
            </table:table-cell>
            <table:table-cell table:style-name="Tabla1.A1" office:value-type="string">
              <text:p text:style-name="P2">[responsable.CodigoPostal]</text:p>
            </table:table-cell>
            <table:table-cell table:style-name="Tabla1.A1" office:value-type="string">
              <text:p text:style-name="P2">[responsable.Telefono]</text:p>
            </table:table-cell>
            <table:table-cell table:style-name="Tabla1.A1" office:value-type="string">
              <text:p text:style-name="P2">[responsable.Email]</text:p>
            </table:table-cell>
          </table:table-row>
        </table:table>
      </text:section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DejaVu Sans" fo:font-size="24pt" fo:font-weight="bold" style:font-name-asian="DejaVu Sans2" style:font-size-asian="24pt" style:font-weight-asian="bold" style:font-name-complex="DejaVu Sans2" style:font-size-complex="24pt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10-31T12:00:38</meta:creation-date>
    <dc:date>2007-12-26T12:23:23</dc:date>
    <dc:language>es-AR</dc:language>
    <meta:editing-cycles>29</meta:editing-cycles>
    <meta:editing-duration>PT2H38M1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5" meta:word-count="19" meta:character-count="226"/>
  </office:meta>
</office:document-meta>
</file>